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Health Jack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Jumping Jack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Jack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Lock &amp; Load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ealth Jack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Star Chance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Miner Jack</text:p>
          </table:table-cell>
          <table:table-cell table:style-name="ce40" office:value-type="string" calcext:value-type="string">
            <text:p>Upgrade Shooting to turn enemies into Diamonds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(hearts can be skipped on full HP)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Gold</text:p>
          </table:table-cell>
          <table:table-cell table:style-name="ce40" office:value-type="string" calcext:value-type="string">
            <text:p>Win Fungus Heaven bonus stage and get angel heart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Moneybag</text:p>
          </table:table-cell>
          <table:table-cell table:style-name="ce40" office:value-type="string" calcext:value-type="string">
            <text:p>Win Pirate Ship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enter Castl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Complete the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74" calcext:value-type="float">
            <text:p>274</text:p>
          </table:table-cell>
          <table:table-cell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1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6T20:59:31.652000000</dc:date>
    <meta:editing-duration>P11DT1H56M1S</meta:editing-duration>
    <meta:editing-cycles>961</meta:editing-cycles>
    <meta:document-statistic meta:table-count="5" meta:cell-count="1311" meta:object-count="0"/>
  </office:meta>
</office:document-meta>
</file>